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cm"/>
    </style:style>
    <style:style style:name="gr9" style:family="graphic" style:parent-style-name="standard">
      <style:graphic-properties draw:stroke="none" svg:stroke-color="#000000" draw:fill="none" draw:fill-color="#ffffff" fo:min-height="0.7cm"/>
    </style:style>
    <style:style style:name="gr10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5.1cm" svg:height="11.8cm" svg:x="1.8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7.4cm" svg:height="1.05cm" svg:x="7.4cm" svg:y="9.85cm">
          <draw:text-box>
            <text:p text:style-name="P2"><text:span text:style-name="T1">コンピュータ</text:span></text:p>
          </draw:text-box>
        </draw:frame>
        <draw:custom-shape draw:style-name="gr3" draw:text-style-name="P1" draw:layer="layout" svg:width="9cm" svg:height="3.4cm" svg:x="4.9cm" svg:y="1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8cm" svg:height="2.1cm" svg:x="5.6cm" svg:y="11.9cm">
          <text:p text:style-name="P3"><text:span text:style-name="T2">論理演算装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cm" svg:height="2.2cm" svg:x="10.3cm" svg:y="11.8cm">
          <text:p text:style-name="P1"><text:span text:style-name="T2">制御装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1.9cm" svg:height="1.05cm" svg:x="8.4cm" svg:y="11.05cm">
          <draw:text-box>
            <text:p>CPU</text:p>
          </draw:text-box>
        </draw:frame>
        <draw:custom-shape draw:style-name="gr5" draw:text-style-name="P1" draw:layer="layout" svg:width="1.7cm" svg:height="0.8cm" svg:x="8.5cm" svg:y="12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.8cm" svg:height="0.9cm" svg:x="17.4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2.3cm" svg:height="0.933cm" svg:x="17.1cm" svg:y="12.2cm">
          <draw:text-box>
            <text:p>データ</text:p>
          </draw:text-box>
        </draw:frame>
        <draw:line draw:style-name="gr7" draw:text-style-name="P1" draw:layer="layout" svg:x1="17.283cm" svg:y1="15.153cm" svg:x2="19.283cm" svg:y2="15.153cm">
          <text:p/>
        </draw:line>
        <draw:frame draw:style-name="gr8" draw:layer="layout" svg:width="1.8cm" svg:height="0.933cm" svg:x="17.3cm" svg:y="15.5cm">
          <draw:text-box>
            <text:p>信号</text:p>
          </draw:text-box>
        </draw:frame>
        <draw:custom-shape draw:style-name="gr3" draw:text-style-name="P1" draw:layer="layout" svg:width="8cm" svg:height="5.6cm" svg:x="8.6cm" svg:y="1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4.6cm" svg:x="8.959cm" svg:y="16.6cm">
          <text:p text:style-name="P1"><text:span text:style-name="T2">主記憶装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2cm" svg:height="4.6cm" svg:x="13.3cm" svg:y="16.6cm">
          <text:p text:style-name="P1"><text:span text:style-name="T2">補助記憶装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3.3cm" svg:height="0.95cm" svg:x="11cm" svg:y="15.7cm">
          <draw:text-box>
            <text:p>記憶装置</text:p>
          </draw:text-box>
        </draw:frame>
        <draw:custom-shape draw:style-name="gr5" draw:text-style-name="P1" draw:layer="layout" svg:width="1.3cm" svg:height="0.8cm" svg:x="12cm" svg:y="18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5.4cm" svg:height="6cm" svg:x="2.5cm" svg:y="15.2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1cm" svg:height="1.15cm" svg:x="3.3cm" svg:y="15.15cm">
          <draw:text-box>
            <text:p>入出力(I/O)</text:p>
          </draw:text-box>
        </draw:frame>
        <draw:custom-shape draw:style-name="gr4" draw:text-style-name="P3" draw:layer="layout" svg:width="5cm" svg:height="2.1cm" svg:x="2.7cm" svg:y="16.4cm">
          <text:p text:style-name="P3"><text:span text:style-name="T2">入力装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5cm" svg:height="2.1cm" svg:x="2.658cm" svg:y="18.886cm">
          <text:p text:style-name="P3"><text:span text:style-name="T2">出力装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5.5cm" svg:y1="14.2cm" svg:x2="5.5cm" svg:y2="15.2cm">
          <text:p/>
        </draw:line>
        <draw:line draw:style-name="gr7" draw:text-style-name="P1" draw:layer="layout" svg:x1="13.5cm" svg:y1="14.2cm" svg:x2="13.5cm" svg:y2="15.7cm">
          <text:p/>
        </draw:line>
        <draw:custom-shape draw:style-name="gr5" draw:text-style-name="P1" draw:layer="layout" svg:width="0.7cm" svg:height="1.6cm" svg:x="10.7cm" svg:y="14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.3cm" svg:height="1cm" svg:x="7.7cm" svg:y="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4cm" svg:height="1cm" svg:x="7.6cm" svg:y="19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7T16:53:10</meta:creation-date>
    <dc:date>2012-06-17T17:12:12</dc:date>
    <meta:editing-duration>PT3M39S</meta:editing-duration>
    <meta:editing-cycles>1</meta:editing-cycles>
    <meta:document-statistic meta:object-count="25"/>
    <meta:generator>LibreOffice/3.5$Linux_X86_64 LibreOffice_project/350m1$Build-2</meta:generator>
  </office:meta>
</office:document-meta>
</file>